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201000003610000017F45C2FF01BC359BB0.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Text_20_body">
      <style:paragraph-properties fo:text-align="justify" style:justify-single-word="false"/>
    </style:style>
    <style:style style:name="P8"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9"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5"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16"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17"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18"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19"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0"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1"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2"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4"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5"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26" style:family="paragraph" style:parent-style-name="Preformatted_20_Text">
      <style:paragraph-properties fo:line-height="100%" fo:text-align="justify" style:justify-single-word="false"/>
      <style:text-properties fo:language="es" fo:country="ES" officeooo:paragraph-rsid="002dbed1"/>
    </style:style>
    <style:style style:name="P27"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28" style:family="paragraph" style:parent-style-name="Preformatted_20_Text">
      <style:paragraph-properties fo:text-align="justify" style:justify-single-word="false" style:writing-mode="lr-tb"/>
      <style:text-properties fo:color="#000000" style:font-name="Liberation Serif" fo:font-size="12pt" style:font-size-asian="12pt" style:font-size-complex="12pt"/>
    </style:style>
    <style:style style:name="P29"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30" style:family="paragraph" style:parent-style-name="Preformatted_20_Text">
      <style:paragraph-properties fo:margin-top="0cm" fo:margin-bottom="0.499cm" loext:contextual-spacing="false" fo:text-align="justify" style:justify-single-word="false" style:writing-mode="lr-tb"/>
      <style:text-properties fo:color="#000000" style:font-name="Liberation Serif" fo:font-size="12pt" fo:language="es" fo:country="ES" style:font-size-asian="12pt" style:font-size-complex="12pt"/>
    </style:style>
    <style:style style:name="P31"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32"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33" style:family="paragraph" style:parent-style-name="Preformatted_20_Text">
      <style:paragraph-properties fo:line-height="100%" fo:text-align="justify" style:justify-single-word="false"/>
      <style:text-properties fo:color="#000000" style:font-name="Liberation Serif" fo:font-size="12pt" fo:language="es" fo:country="ES" fo:font-weight="normal" officeooo:paragraph-rsid="002dbed1"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912d2" officeooo:paragraph-rsid="003912d2" style:font-size-asian="16pt" style:font-weight-asian="bold" style:font-size-complex="16pt" style:font-weight-complex="bold"/>
    </style:style>
    <style:style style:name="P35" style:family="paragraph" style:parent-style-name="Standard">
      <style:paragraph-properties fo:text-align="justify" style:justify-single-word="false"/>
      <style:text-properties fo:font-weight="bold" style:font-weight-asian="bold" style:font-weight-complex="bold"/>
    </style:style>
    <style:style style:name="P36" style:family="paragraph" style:parent-style-name="Standard">
      <style:paragraph-properties fo:text-align="justify" style:justify-single-word="false"/>
    </style:style>
    <style:style style:name="P37" style:family="paragraph" style:parent-style-name="Standard">
      <style:paragraph-properties fo:text-align="justify" style:justify-single-word="false"/>
      <style:text-properties officeooo:rsid="001e1bfe" officeooo:paragraph-rsid="001e1bfe"/>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fo:language="es" fo:country="ES" officeooo:rsid="00379625"/>
    </style:style>
    <style:style style:name="T10" style:family="text">
      <style:text-properties officeooo:rsid="002114a6"/>
    </style:style>
    <style:style style:name="T11" style:family="text">
      <style:text-properties officeooo:rsid="00287f43"/>
    </style:style>
    <style:style style:name="T12" style:family="text">
      <style:text-properties officeooo:rsid="00291448"/>
    </style:style>
    <style:style style:name="T13" style:family="text">
      <style:text-properties fo:font-variant="normal" fo:text-transform="none" fo:color="#202124" fo:letter-spacing="normal" fo:font-style="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7"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8" style:family="text">
      <style:text-properties fo:font-variant="normal" fo:text-transform="none" fo:color="#000000"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0" style:family="text">
      <style:text-properties fo:font-variant="normal" fo:text-transform="none" fo:color="#000000" fo:letter-spacing="normal" fo:font-style="normal" style:text-underline-style="none" fo:font-weight="normal" officeooo:rsid="00345f9f" style:font-name-asian="Noto Sans Mono CJK SC" style:font-name-complex="Liberation Mono"/>
    </style:style>
    <style:style style:name="T21" style:family="text">
      <style:text-properties fo:font-variant="normal" fo:text-transform="none" fo:color="#000000" fo:letter-spacing="normal" fo:font-style="normal" style:text-underline-style="none" fo:font-weight="normal" officeooo:rsid="002dbed1" style:font-name-asian="Noto Sans Mono CJK SC" style:font-name-complex="Liberation Mono"/>
    </style:style>
    <style:style style:name="T22" style:family="text">
      <style:text-properties fo:font-variant="normal" fo:text-transform="none" fo:letter-spacing="normal" fo:font-style="normal"/>
    </style:style>
    <style:style style:name="T23" style:family="text">
      <style:text-properties fo:font-variant="normal" fo:text-transform="none"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4" style:family="text">
      <style:text-properties fo:font-variant="normal" fo:text-transform="none"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25" style:family="text">
      <style:text-properties officeooo:rsid="002f5cd5" style:font-size-asian="12pt" style:font-size-complex="12pt"/>
    </style:style>
    <style:style style:name="T26" style:family="text">
      <style:text-properties officeooo:rsid="002dbed1" style:font-size-asian="12pt" style:font-size-complex="12pt"/>
    </style:style>
    <style:style style:name="T27" style:family="text">
      <style:text-properties officeooo:rsid="003002af" style:font-size-asian="12pt" style:font-size-complex="12pt"/>
    </style:style>
    <style:style style:name="T28" style:family="text">
      <style:text-properties fo:color="#000000" officeooo:rsid="002f5cd5" style:font-size-asian="12pt" style:font-size-complex="12pt"/>
    </style:style>
    <style:style style:name="T29" style:family="text">
      <style:text-properties officeooo:rsid="003056a9"/>
    </style:style>
    <style:style style:name="T30" style:family="text">
      <style:text-properties officeooo:rsid="00316cf2"/>
    </style:style>
    <style:style style:name="T31" style:family="text">
      <style:text-properties officeooo:rsid="0033626f"/>
    </style:style>
    <style:style style:name="T32" style:family="text">
      <style:text-properties officeooo:rsid="00345f9f"/>
    </style:style>
    <style:style style:name="T33" style:family="text">
      <style:text-properties style:font-name="Liberation Serif"/>
    </style:style>
    <style:style style:name="T34" style:family="text">
      <style:text-properties style:font-name="Liberation Serif" fo:font-size="12pt" style:font-size-asian="12pt" style:font-size-complex="12pt"/>
    </style:style>
    <style:style style:name="T35" style:family="text">
      <style:text-properties officeooo:rsid="0037962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34">Preguntas orientadoras</text:p>
      <text:p text:style-name="P34"/>
      <text:p text:style-name="P3">1. Describa brevemente los diferentes perfiles de familias de microprocesadores/microcontroladores de ARM. Explique alguna de sus diferencias características.</text:p>
      <text:p text:style-name="P1"><text:s text:c="4"/>En las familias de microcontroladores ARM podemos encontrar los siguientes perfiles:</text:p>
      <text:p text:style-name="P1"><text:s text:c="4"/>- Cortex A: procesadores de alto rendimiento.</text:p>
      <text:p text:style-name="P1"><text:s text:c="3"/>- Cortex R: procesadores orientados a sistemas de tiempo real donde se necesita baja latencia y alta capacidad de procesamiento.</text:p>
      <text:p text:style-name="P1"><text:s text:c="3"/>- Cortex M: procesadores orientados a dispositivos de consumo masivo y sistemas embebidos compactos. </text:p>
      <text:p text:style-name="Standard"/>
      <text:p text:style-name="Standard"/>
      <text:p text:style-name="P34">Cortex M</text:p>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text:soft-page-break/>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7">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5"/>
      <text:p text:style-name="P5"/>
      <text:p text:style-name="P1"/>
      <text:p text:style-name="P3"><text:soft-page-break/>3. ¿Qué entiende por arquitectura load-store? ¿Qué tipo de instrucciones no posee este tipo de arquitectura?</text:p>
      <text:p text:style-name="P1"/>
      <text:p text:style-name="P8"><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27">Por ejemplo, para incrementar <text:span text:style-name="T10">el</text:span> valor de dato almacenado en SRAM, el procesador necesita <text:span text:style-name="T10">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2"><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9"/>
      <text:p text:style-name="P9"/>
      <text:p text:style-name="P9"><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9"/>
      <text:p text:style-name="P13">Estas son las regiones son las siguientes con sus respectivas direccioens de memoria:</text:p>
      <text:p text:style-name="P13">Codigo: 0x00000000 hasta 0x1FFFFFFF.</text:p>
      <text:p text:style-name="P13">SRAM: 0x20000000 hasta 0x3FFFFFFF.</text:p>
      <text:p text:style-name="P13">Perifericos: 0x40000000 hasta 0x5FFFFFFF.</text:p>
      <text:p text:style-name="P10"><text:span text:style-name="T11">RAM: 0x</text:span><text:span text:style-name="T12">6</text:span><text:span text:style-name="T11">0000000 hasta </text:span><text:span text:style-name="T12">0x9FFFFFFF.</text:span></text:p>
      <text:p text:style-name="P10"><text:span text:style-name="T11">Dispositivos: </text:span><text:span text:style-name="T12">0xA0000000 hasta 0xDFFFFFFF.</text:span></text:p>
      <text:p text:style-name="P10"><text:soft-page-break/><text:span text:style-name="T12">Si</text:span><text:span text:style-name="T11">stema:</text:span><text:span text:style-name="T12">0xE0000000 hasta 0xFFFFFFFF.</text:span></text:p>
      <text:p text:style-name="P11"/>
      <text:p text:style-name="P11">Donde la región de sistema contiene partes críticas.</text:p>
      <text:p text:style-name="P9"/>
      <text:p text:style-name="P9"/>
      <text:p text:style-name="P9"/>
      <text:p text:style-name="P16">5. ¿Qué ventajas presenta el uso de los “shadowed pointers” del PSP y el MSP?</text:p>
      <text:p text:style-name="P9"/>
      <text:p text:style-name="P17"><text:span text:style-name="T28">La ventaja principal de utilizar los “shadowed stack pointer” es permitir <text:s/></text:span><text:span text:style-name="T16">que la memoria de la pila </text:span><text:span text:style-name="T17">se separe,</text:span><text:span text:style-name="T16"> para tareas de la aplicación </text:span><text:span text:style-name="T17">y</text:span><text:span text:style-name="T16"> la pila utilizada por el kernel del sistema operativo, lo que otorga una mejor confiabilidad del sistema. Esto se logra utilizando e</text:span><text:span text:style-name="T15">l </text:span><text:span text:style-name="T26">Main Stack Pointer (MSP) </text:span><text:span text:style-name="T25">como puntero principal y el </text:span><text:span text:style-name="T26">Processor Stack Pointer (PSP) </text:span><text:span text:style-name="T25">dependiendo los modos Handler o Thread de manera privilegiada o no, </text:span><text:span text:style-name="T27">logrando que las tareas o</text:span><text:span text:style-name="T25"> perif</text:span><text:span text:style-name="T27">é</text:span><text:span text:style-name="T25">rico</text:span><text:span text:style-name="T27">s</text:span><text:span text:style-name="T25">, </text:span><text:span text:style-name="T27">por algún problema, no modifiquen una región de memoria protegida. Con todo esto se otorga más estabilidad en el sistema embebido.</text:span></text:p>
      <text:p text:style-name="P14"/>
      <text:p text:style-name="P18"/>
      <text:p text:style-name="P18"/>
      <text:p text:style-name="P32"><text:span text:style-name="T13">6. Describa los diferentes modos de privilegio y operación del Cortex M, sus relaciones y como se conmuta de uno al otro. Describa un ejemplo en el que se pasa del modo privilegiado a no privil</text:span><text:span text:style-name="T14">e</text:span><text:span text:style-name="T13">giado y nuevamente a privilegiado.</text:span></text:p>
      <text:p text:style-name="P32"><text:span text:style-name="T13"/></text:p>
      <text:p text:style-name="P33"><text:span text:style-name="T22">Existen dos modos de operación en los cortex M: Thread Mode y Handler Mode. En el modo Thread, se puede ejecutar código en modo privilegiado o no privilegiado. El modo Handler siempre se ejecuta en modo privilegiado.</text:span></text:p>
      <text:p text:style-name="P33"><text:span text:style-name="T22"><text:s text:c="4"/>El pasaje de modo privilegiado a no privilegiado se hace por software, mientras que si se está en modo no privilegiado, sólo se puede volver al modo privilegiado mediante una interrupción.</text:span></text:p>
      <text:p text:style-name="P33"><text:span text:style-name="T22"><text:s text:c="4"/>Un ejemplo de uso podría ser en un sistema operativo, en donde al iniciar el sistema, se arranca en modo privilegiado. Luego, las tareas se ejecutan en modo no privilegiado hasta que ocurre una interrupción, en donde dentro del Handler de la interrupción se está en modo privilegiado y se puede cambiar el registro de control del modo para pasar a modo privilegiado y ejecutar las tareas en ese modo. </text:span></text:p>
      <text:p text:style-name="P22"/>
      <text:p text:style-name="P23">18. ¿Qué funciones cumple la unidad de protección de memoria (MPU)?</text:p>
      <text:p text:style-name="P24"/>
      <text:p text:style-name="P24"><text:bookmark text:name="tw-target-text2"/>Si el acceso a la memoria viola los permisos de acceso definidos por la MPU, o accede a una ubicación de la memoria que no está definida en las regiones MPU programadas, la transferencia se bloquear<text:span text:style-name="T29">ía</text:span> y se activar<text:span text:style-name="T29">ía</text:span> una excepción defectuosa.</text:p>
      <text:p text:style-name="P24"><text:bookmark text:name="tw-target-text3"/>La MPU puede admitir hasta ocho regiones de memoria programables, cada una de las cuales tiene direcciones de inicio, tamaños y configuraciones. También admite una función de región de fondo.</text:p>
      <text:p text:style-name="P24"/>
      <text:p text:style-name="P24"/>
      <text:p text:style-name="P24"/>
      <text:p text:style-name="P25">20. ¿Para qué se suele utilizar la excepción PendSV? ¿Cómo se relaciona su uso con el resto</text:p>
      <text:p text:style-name="P25">de las excepciones? Dé un ejemplo.</text:p>
      <text:p text:style-name="P24"><text:bookmark text:name="tw-target-text1"/>Las excepciones SVC (<text:span text:style-name="T30">Supervisor Call = </text:span>Llamada de supervisor) y PendSV (<text:span text:style-name="T30">Pendable Service Call = </text:span>Llamada de servicio pendiente) son importantes para los diseños de SO. </text:p>
      <text:p text:style-name="P24"/>
      <text:p text:style-name="P24"><text:span text:style-name="T32">P</text:span>endSV (llamada de servicio pendiente) es otro tipo de excepción que es importante para admitir <text:span text:style-name="T33">las operaciones del sistema operativo. Es excepción tipo 14 y tiene prioridad programable</text:span></text:p>
      <text:p text:style-name="P27">nivel. La excepción PendSV se activa al establecer su estado pendiente escribiendo</text:p>
      <text:p text:style-name="P27"><text:soft-page-break/>al Control de Interrupciones y Registro de Estado (ICSR). A diferencia de <text:span text:style-name="T32">la e</text:span>xcepción SVC, no es preciso. Por lo tanto, su estado pendiente se puede establecer dentro de un nivel superior</text:p>
      <text:p text:style-name="P29">controlador de excepciones de prioridad y se ejecuta cuando finaliza el controlador de mayor prioridad.</text:p>
      <text:p text:style-name="P15"><text:bookmark text:name="tw-target-text7"/><text:span text:style-name="T20">Utiliz</text:span><text:span text:style-name="T21">ando esta característica, podemos programar el controlador de excepciones PendSV para que sea </text:span>ejecutado después de que se hayan realizado todas las demás tareas de procesamiento de interrupciones, asegurándose de que el PendSV tiene el nivel de prioridad de excepción más bajo. Esto es muy útil para un operación de cambio de contexto, que es una operación clave en varios diseños de sistemas operativos.</text:p>
      <text:p text:style-name="P27">En un sistema típico con un sistema operativo incorporado, el tiempo de procesamiento se divide en varios intervalos de tiempo. Para un sistema con solo dos tareas, las dos tareas se ejecutan alternativamente, como se muestra en <text:span text:style-name="T32">f</text:span>igura.</text:p>
      <text:p text:style-name="P27"><draw:frame draw:style-name="fr2" draw:name="Imagen4" text:anchor-type="char" svg:width="17cm" svg:height="7.527cm" draw:z-index="3"><draw:image xlink:href="Pictures/10000201000003610000017F45C2FF01BC359BB0.png" xlink:type="simple" xlink:show="embed" xlink:actuate="onLoad" loext:mime-type="image/png"/></draw:frame></text:p>
      <text:p text:style-name="P27"/>
      <text:p text:style-name="P24"/>
      <text:p text:style-name="P24"><text:bookmark text:name="tw-target-text8"/><text:span text:style-name="T35">L</text:span>a ejecución de un kernel de sistema operativo puede ser desencadenada por:</text:p>
      <text:p text:style-name="P28"><text:span text:style-name="T7">- Ejecución de instrucción SVC desde tareas de aplicación. Por ejemplo, cuando u</text:span><text:span text:style-name="T9">na </text:span><text:span text:style-name="T7">tarea de la aplicación está estancada porque está esperando algún dato o evento, puede llamar un servicio del sistema para intercambiar en otra tarea.</text:span></text:p>
      <text:p text:style-name="P30">- Excepción periódica de SysTick.</text:p>
      <text:p text:style-name="P26"><text:bookmark text:name="tw-target-text9"/><text:span text:style-name="T18">D</text:span><text:span text:style-name="T19">entro del código del sistema operativo, el programador de tareas puede decidir si se debe realizar un cambio de contexto. Las operaciones que se muestran en la </text:span><text:span text:style-name="T18">anterior figura,</text:span><text:span text:style-name="T19"> asumen que </text:span><text:bookmark text:name="tw-target-text10"/><text:span text:style-name="T23">la ejecución del kernel del sistema operativo se desencadena por una excepción SysTick, y cada vez que decide cambiar a un</text:span><text:span text:style-name="T24">a</text:span><text:span text:style-name="T23"> </text:span><text:span text:style-name="T34">tarea diferente.</text:span></text:p>
      <text:p text:style-name="P24"/>
      <text:p text:style-name="P20"/>
      <text:p text:style-name="P20"/>
      <text:p text:style-name="P21">21. ¿Para qué se suele utilizar la excepción SVC? Expliquelo dentro de un marco de un</text:p>
      <text:p text:style-name="P21">sistema operativo embebido.</text:p>
      <text:p text:style-name="P19"/>
      <text:p text:style-name="P18"><text:bookmark text:name="tw-target-text4"/>SVC es el tipo de excepción 11 y tiene un nivel de prioridad programable.</text:p>
      <text:p text:style-name="P27">La excepción SVC se activa mediante la instrucción SVC. Aunque es posible activar una interrupción usando software escribiendo en NVIC (por ejemplo, registro de interrupción de activación de software, NVIC-&gt;STIR), el comportamiento es un poco diferente: las interrupciones son impre<text:span text:style-name="T30">cis</text:span>as. Significa que una serie de instrucciones podrían ejecutarse después de configurar el</text:p>
      <text:p text:style-name="P27"><text:soft-page-break/>estado pendiente pero antes de que se produzca realmente la interrupción. Por otro lado, SVC es preciso. El controlador SVC debe ejecutarse después de la instrucción SVC, excepto cuando llega otra excepción de mayor prioridad al mismo tiempo.</text:p>
      <text:p text:style-name="P27">En muchos sistemas, el mecanismo SVC se puede utilizar como una API para permitir la aplicación</text:p>
      <text:p text:style-name="P29">tareas para acceder a los recursos del sistema, como se muestra en la <text:span text:style-name="T30">siguiente</text:span> <text:span text:style-name="T30">f</text:span>igura.</text:p>
      <text:p text:style-name="P18"><draw:frame draw:style-name="fr1" draw:name="Imagen3" text:anchor-type="char" svg:width="17cm" svg:height="7.184cm" draw:z-index="2"><draw:image xlink:href="Pictures/10000201000004CC000002071A9BC215BBD2588A.png" xlink:type="simple" xlink:show="embed" xlink:actuate="onLoad" loext:mime-type="image/png"/></draw:frame></text:p>
      <text:p text:style-name="P18"/>
      <text:p text:style-name="P9"/>
      <text:p text:style-name="P9"/>
      <text:p text:style-name="P9"><text:bookmark text:name="tw-target-text5"/><text:span text:style-name="T31">E</text:span>n sistemas con requisitos de alta confiabilidad, las tareas de la aplicación se puede ejecut<text:span text:style-name="T31">ar</text:span> en un nivel de acceso sin privilegios, y algunos de los recursos de hardware pueden ser configurado para tener acceso privilegiado solamente (usando MPU). La única forma en que una <text:span text:style-name="T31">tarea de </text:span>aplicación pued<text:span text:style-name="T31">a</text:span> acceder a estos recursos de hardware protegidos a través de los servicios del sistema operativo. De esta forma, un sistema embebido puede ser más robusto y seguro, porque las tareas de la aplicación no pueden obtener acceso no autorizado al hardware crítico.</text:p>
      <text:p text:style-name="P27">En algunos casos esto también facilita la programación de las tareas de la aplicación porque <text:span text:style-name="T31">estas</text:span> no necesitan conocer los detalles de programación del hardware subyacente si los servicios del sistema operativo proporcionan lo que necesita la tarea.</text:p>
      <text:p text:style-name="P9"/>
      <text:p text:style-name="P9"/>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8T23:17:59.074979350</dc:date>
    <meta:editing-duration>PT5H1M56S</meta:editing-duration>
    <meta:editing-cycles>18</meta:editing-cycles>
    <meta:generator>LibreOffice/6.4.7.2$Linux_X86_64 LibreOffice_project/40$Build-2</meta:generator>
    <meta:document-statistic meta:table-count="0" meta:image-count="4" meta:object-count="0" meta:page-count="6" meta:paragraph-count="66" meta:word-count="1861" meta:character-count="11692" meta:non-whitespace-character-count="9838"/>
  </office:meta>
</office:document-meta>
</file>